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 style:font-pitch="variable"/>
    <style:font-face style:name="Linux Libertine O" svg:font-family="'Linux Libertine O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5cm" fo:min-width="0.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2.2cm"/>
    </style:style>
    <style:style style:name="gr5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1.678cm"/>
    </style:style>
    <style:style style:name="P1" style:family="paragraph">
      <style:text-properties style:font-name="Verdana" fo:font-size="8pt" style:font-size-asian="8pt" style:font-size-complex="8pt"/>
    </style:style>
    <style:style style:name="P2" style:family="paragraph">
      <loext:graphic-properties draw:fill="none" draw:fill-color="#ffffff"/>
      <style:text-properties style:font-name="Verdana" fo:font-size="8pt" fo:font-weight="bold" style:font-size-asian="8pt" style:font-size-complex="8pt"/>
    </style:style>
    <style:style style:name="P3" style:family="paragraph">
      <style:paragraph-properties fo:text-align="center"/>
      <style:text-properties style:font-name="Verdana" fo:font-size="11pt" style:font-size-asian="11pt" style:font-size-complex="11pt"/>
    </style:style>
    <style:style style:name="P4" style:family="paragraph">
      <loext:graphic-properties draw:fill="solid" draw:fill-color="#ffffff"/>
      <style:paragraph-properties fo:text-align="center"/>
      <style:text-properties fo:color="#009933" style:font-name="Verdana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Verdana"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style:font-name="Verdana" fo:font-size="10pt" style:font-size-asian="10pt" style:font-size-complex="10pt"/>
    </style:style>
    <style:style style:name="P8" style:family="paragraph">
      <style:text-properties style:font-name="Verdana" fo:font-size="5pt" style:font-size-asian="5pt" style:font-size-complex="5pt"/>
    </style:style>
    <style:style style:name="P9" style:family="paragraph">
      <loext:graphic-properties draw:fill="none" draw:fill-color="#ffffff"/>
      <style:text-properties style:font-name="Verdana" fo:font-size="5pt" style:font-size-asian="5pt" style:font-size-complex="5pt"/>
    </style:style>
    <style:style style:name="P10" style:family="paragraph">
      <style:paragraph-properties fo:text-align="center"/>
      <style:text-properties style:font-name="Verdana"/>
    </style:style>
    <style:style style:name="T1" style:family="text">
      <style:text-properties style:font-name="Verdana" fo:font-size="8pt" fo:font-weight="bold" style:font-size-asian="8pt" style:font-size-complex="8pt"/>
    </style:style>
    <style:style style:name="T2" style:family="text">
      <style:text-properties fo:color="#009933" style:font-name="Verdana" fo:font-size="11pt" style:font-size-asian="11pt" style:font-size-complex="11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2.7cm" svg:height="0.971cm" svg:x="1.9cm" svg:y="0.989cm">
          <draw:text-box>
            <text:p text:style-name="P1"><text:span text:style-name="T1">linux64-ccov</text:span></text:p>
          </draw:text-box>
        </draw:frame>
        <draw:custom-shape draw:style-name="gr2" draw:text-style-name="P4" draw:layer="layout" svg:width="1.3cm" svg:height="0.4cm" svg:x="1.1cm" svg:y="2.5cm">
          <text:p text:style-name="P3"><text:span text:style-name="T2">Test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cm" svg:height="0.4cm" svg:x="2.6cm" svg:y="1.6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cm" svg:height="0.4cm" svg:x="2.6cm" svg:y="2.5cm">
          <text:p text:style-name="P3"><text:span text:style-name="T2">Test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cm" svg:height="0.4cm" svg:x="4.1cm" svg:y="2.5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.6cm" svg:y1="2.5cm" svg:x2="3.2cm" svg:y2="2cm">
          <text:p/>
        </draw:line>
        <draw:line draw:style-name="gr3" draw:text-style-name="P5" draw:layer="layout" svg:x1="3.2cm" svg:y1="2cm" svg:x2="3.2cm" svg:y2="2.5cm">
          <text:p/>
        </draw:line>
        <draw:line draw:style-name="gr3" draw:text-style-name="P5" draw:layer="layout" svg:x1="3.2cm" svg:y1="2cm" svg:x2="5cm" svg:y2="2.5cm">
          <text:p/>
        </draw:line>
        <draw:custom-shape draw:style-name="gr4" draw:text-style-name="P7" draw:layer="layout" svg:width="2.7cm" svg:height="0.8cm" svg:x="7.6cm" svg:y="1.8cm">
          <text:p text:style-name="P6"><text:span text:style-name="T3">Pulse Listen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3cm" svg:y1="2.2cm" svg:x2="7.5cm" svg:y2="2.2cm">
          <text:p/>
        </draw:line>
        <draw:frame draw:style-name="gr6" draw:text-style-name="P9" draw:layer="layout" svg:width="2.225cm" svg:height="0.488cm" svg:x="5.1cm" svg:y="1.746cm">
          <draw:text-box>
            <text:p text:style-name="P8"><text:span text:style-name="T4">taskGroupResolved</text:span></text:p>
          </draw:text-box>
        </draw:frame>
        <draw:custom-shape draw:style-name="gr4" draw:text-style-name="P7" draw:layer="layout" svg:width="2.7cm" svg:height="0.8cm" svg:x="11.5cm" svg:y="1.8cm">
          <text:p text:style-name="P6"><text:span text:style-name="T3">Uploader Task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3cm" svg:y1="2.2cm" svg:x2="11.5cm" svg:y2="2.2cm">
          <text:p/>
        </draw:line>
        <draw:custom-shape draw:style-name="gr4" draw:text-style-name="P7" draw:layer="layout" svg:width="2.7cm" svg:height="0.8cm" svg:x="16.1cm" svg:y="1.1cm">
          <text:p text:style-name="P10"><text:span text:style-name="T3">codecov.i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7cm" svg:height="0.8cm" svg:x="16.1cm" svg:y="2.3cm">
          <text:p text:style-name="P10"><text:span text:style-name="T3">coveralls.io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2cm" svg:y1="2.2cm" svg:x2="16.1cm" svg:y2="1.5cm">
          <text:p/>
        </draw:line>
        <draw:line draw:style-name="gr5" draw:text-style-name="P5" draw:layer="layout" svg:x1="14.2cm" svg:y1="2.2cm" svg:x2="16.1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1" svg:font-family="'Linux Libertine O'" style:font-pitch="variable"/>
    <style:font-face style:name="Linux Libertine O" svg:font-family="'Linux Libertine O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1:35:24.778288674</meta:creation-date>
    <dc:date>2017-07-27T15:29:11.744220914</dc:date>
    <meta:editing-duration>PT40M15S</meta:editing-duration>
    <meta:editing-cycles>2</meta:editing-cycles>
    <meta:generator>LibreOffice/5.3.1.2$Linux_X86_64 LibreOffice_project/30m0$Build-2</meta:generator>
    <meta:document-statistic meta:object-count="17"/>
  </office:meta>
</office:document-meta>
</file>